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Mangal1" svg:font-family="Mangal"/>
    <style:font-face style:name="F" svg:font-family="" style:font-family-generic="roman"/>
    <style:font-face style:name="Mangal" svg:font-family="Mangal" style:font-pitch="variable"/>
    <style:font-face style:name="Microsoft YaHei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000000" draw:fill="solid" draw:fill-color="#ffffff" draw:textarea-vertical-align="middle"/>
    </style:style>
    <style:style style:name="gr5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6.9cm" svg:height="3.9cm" svg:x="1.3cm" svg:y="1.4cm">
          <text:p text:style-name="P1">Présentateu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7.3cm" svg:height="6.5cm" svg:x="6.85cm" svg:y="7.1cm">
          <text:p text:style-name="P2"><text:span text:style-name="T1">Moteur de présentation </text:span></text:p>
          <text:p text:style-name="P2"><text:span text:style-name="T1">interactives guidées </text:span></text:p>
          <text:p text:style-name="P2"><text:span text:style-name="T1">par la voix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6.9cm" svg:height="3.9cm" svg:x="12.801cm" svg:y="1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3.986cm" svg:height="1.673cm" svg:x="14.414cm" svg:y="2.5cm">
          <draw:text-box>
            <text:p text:style-name="P1">Logiciel de </text:p>
            <text:p text:style-name="P1">présentation</text:p>
          </draw:text-box>
        </draw:frame>
        <draw:connector draw:style-name="gr4" draw:text-style-name="P1" draw:layer="layout" svg:x1="4.75cm" svg:y1="5.3cm" svg:x2="10.5cm" svg:y2="7.1cm" draw:start-shape="id1" draw:start-glue-point="8" draw:end-shape="id2" draw:end-glue-point="0" svg:d="M4750 5300v901h5750v899" svg:viewBox="0 0 5751 1801">
          <text:p/>
        </draw:connector>
        <draw:connector draw:style-name="gr4" draw:text-style-name="P1" draw:layer="layout" svg:x1="16.251cm" svg:y1="5.301cm" svg:x2="10.5cm" svg:y2="7.1cm" draw:start-shape="id3" draw:start-glue-point="8" draw:end-shape="id2" svg:d="M16251 5301v900h-5751v899" svg:viewBox="0 0 5752 1800">
          <text:p/>
        </draw:connector>
        <draw:line draw:style-name="gr5" draw:text-style-name="P1" draw:layer="layout" svg:x1="10.5cm" svg:y1="13.6cm" svg:x2="10.5cm" svg:y2="15.6cm">
          <text:p/>
        </draw:line>
        <draw:custom-shape draw:style-name="gr1" draw:text-style-name="P1" draw:layer="layout" svg:width="11.1cm" svg:height="3.7cm" svg:x="4.95cm" svg:y="15.6cm">
          <text:p text:style-name="P1">Facilité les présentations.</text:p>
          <text:p text:style-name="P1">Les rendre plus naturel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, 'Arial Unicode MS'" style:font-charset="x-symbol"/>
    <style:font-face style:name="Mangal1" svg:font-family="Mangal"/>
    <style:font-face style:name="F" svg:font-family="" style:font-family-generic="roman"/>
    <style:font-face style:name="Mangal" svg:font-family="Mangal" style:font-pitch="variable"/>
    <style:font-face style:name="Microsoft YaHei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letter-kerning="true" style:font-name-asian="Mangal" style:font-family-asian="Mangal" style:font-pitch-asian="variable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Arial" fo:font-family="Arial" style:font-family-generic="swiss" style:font-pitch="variable" fo:font-size="18pt" fo:font-weight="bold" style:font-name-asian="Mangal" style:font-family-asian="Mangal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Arial" fo:font-family="Arial" style:font-family-generic="swiss" style:font-pitch="variable" fo:font-size="16pt" fo:font-weight="bold" style:font-name-asian="Mangal" style:font-family-asian="Mangal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Arial" fo:font-family="Arial" style:font-family-generic="swiss" style:font-pitch="variable" fo:font-size="14pt" fo:font-weight="bold" style:font-name-asian="Mangal" style:font-family-asian="Mangal" style:font-pitch-asian="variable" style:font-size-asian="14pt" style:font-weight-asian="bold" style:font-weight-complex="bold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able_20_des_20_matières_20_niveau_20_3" style:display-name="Table des matières niveau 3" style:family="graphic">
      <style:paragraph-properties style:text-autospace="none"/>
      <style:text-properties style:font-name-asian="Mangal1" style:font-family-asian="Mangal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Table_20_des_20_matières_20_niveau_20_2" style:display-name="Table des matières niveau 2" style:family="graphic">
      <style:paragraph-properties style:text-autospace="none"/>
      <style:text-properties style:font-name-asian="Mangal1" style:font-family-asian="Mangal"/>
    </style:style>
    <style:style style:name="Table_20_des_20_matières_20_niveau_20_1" style:display-name="Table des matières niveau 1" style:family="graphic">
      <style:paragraph-properties style:text-autospace="none"/>
      <style:text-properties style:font-name-asian="Mangal1" style:font-family-asian="Mangal"/>
    </style:style>
    <style:style style:name="Titre_20_de_20_table_20_des_20_matières" style:display-name="Titre de table des matières" style:family="graphic">
      <style:paragraph-properties fo:margin-left="0cm" fo:margin-right="0cm" fo:margin-top="0.746cm" fo:margin-bottom="0.374cm" fo:text-indent="0cm" style:text-autospace="none"/>
      <style:text-properties style:font-name="Arial" fo:font-family="Arial" style:font-family-generic="swiss" style:font-pitch="variable" fo:font-size="16pt" fo:font-weight="bold" style:font-name-asian="Mangal" style:font-family-asian="Mangal" style:font-pitch-asian="variable" style:font-size-asian="16pt" style:font-weight-asian="bold" style:font-weight-complex="bold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-têt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itation" style:family="graphic">
      <style:paragraph-properties fo:margin-left="1.764cm" fo:margin-right="1.764cm" fo:margin-top="0cm" fo:margin-bottom="0.88cm" fo:text-indent="0cm" style:text-autospace="none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2T22:11:29.814578738</meta:creation-date>
    <dc:date>2016-03-12T22:19:17.120387631</dc:date>
    <meta:editing-duration>P0D</meta:editing-duration>
    <meta:editing-cycles>1</meta:editing-cycles>
    <meta:document-statistic meta:object-count="8"/>
    <meta:generator>LibreOffice/4.2.8.2$Linux_X86_64 LibreOffice_project/420m0$Build-2</meta:generator>
  </office:meta>
</office:document-meta>
</file>